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6000000A3EDFD9D21A1E0B58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707cm" svg:x="0.866cm" svg:y="0.607cm" presentation:class="title" presentation:user-transformed="true">
          <draw:text-box>
            <text:p text:style-name="P1"><text:span text:style-name="T1">Lorem ipsum dolor sit amet</text:span></text:p>
          </draw:text-box>
        </draw:frame>
        <draw:frame draw:name="Google Shape;55;p13" presentation:style-name="pr2" draw:text-style-name="P3" draw:layer="layout" svg:width="23.667cm" svg:height="2.201cm" svg:x="0.632cm" svg:y="4.315cm" presentation:class="subtitle" presentation:user-transformed="true">
          <draw:text-box>
            <text:p text:style-name="P1"><text:span text:style-name="T2">Lorem ipsum dolor sit amet</text:span></text:p>
          </draw:text-box>
        </draw:frame>
        <draw:frame draw:name="Google Shape;56;p13" draw:style-name="gr1" draw:text-style-name="P4" draw:layer="layout" svg:width="8.201cm" svg:height="4.312cm" draw:transform="skewX (-1.05307886894119E-016) rotate (1.04388142561781) translate (16.682cm 11.404cm)">
          <draw:image xlink:href="Pictures/1000020100000136000000A3EDFD9D21A1E0B58C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"/>
    <meta:generator>LibreOfficeDev/6.0.5.2$Linux_X86_64 LibreOffice_project/</meta:generator>
  </office:meta>
</office:document-meta>
</file>